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RTL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TL page.</text:p>
      <text:p text:style-name="P1">LTR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5.8272in" fo:page-height="4.1339in" style:num-format="1" style:print-orientation="landscape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RTLpage" style:page-layout-name="Mpm2" style:next-style-name="LTRpage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LTRpage" style:page-layout-name="Mpm9" style:next-style-name="RTL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06:59.147279883</meta:creation-date>
    <dc:date>2019-01-25T20:22:23.377513269</dc:date>
    <meta:editing-duration>PT6M24S</meta:editing-duration>
    <meta:editing-cycles>4</meta:editing-cycles>
    <meta:generator>LibreOfficeDev/6.3.0.0.alpha0$Linux_X86_64 LibreOffice_project/9d8f40fb330696607716e5f33024add8745c9e83</meta:generator>
    <meta:document-statistic meta:table-count="0" meta:image-count="0" meta:object-count="0" meta:page-count="2" meta:paragraph-count="2" meta:word-count="4" meta:character-count="17" meta:non-whitespace-character-count="15"/>
  </office:meta>
</office:document-meta>
</file>